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272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3">
          <table:table-cell table:style-name="ce2" office:value-type="string">
            <text:p>Problem</text:p>
          </table:table-cell>
          <table:table-cell table:style-name="ce2" office:value-type="string">
            <text:p>k</text:p>
          </table:table-cell>
          <table:table-cell table:style-name="ce2" office:value-type="string">
            <text:p>Bestanden</text:p>
          </table:table-cell>
          <table:table-cell table:style-name="ce2" office:value-type="string">
            <text:p><text:a xlink:href="mailto:pass@k">pass@k</text:a></text:p>
          </table:table-cell>
          <table:table-cell table:style-name="ce2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40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5000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09999999999999998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3">
          <table:table-cell table:style-name="ce2" office:value-type="string">
            <text:p>Problem</text:p>
          </table:table-cell>
          <table:table-cell table:style-name="ce2" office:value-type="string">
            <text:p>k</text:p>
          </table:table-cell>
          <table:table-cell table:style-name="ce2" office:value-type="string">
            <text:p>Bestanden</text:p>
          </table:table-cell>
          <table:table-cell table:style-name="ce2" office:value-type="string">
            <text:p><text:a xlink:href="mailto:pass@k">pass@k</text:a></text:p>
          </table:table-cell>
          <table:table-cell table:style-name="ce2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44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5500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55</text:p>
          </table:table-cell>
          <table:table-cell table:number-columns-repeated="1022"/>
        </table:table-row>
      </table:table>
      <table:table table:name="pass@10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Ausgewählte Problem</text:p>
          </table:table-cell>
          <table:table-cell table:style-name="ce1" office:value-type="string">
            <text:p>Erst Bestanden</text:p>
          </table:table-cell>
          <table:table-cell table:style-name="ce1"/>
          <table:table-cell table:style-name="ce1" office:value-type="string">
            <text:p>Bestanden gesamt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18"/>
        </table:table-row>
        <table:table-row table:style-name="ro2" table:number-rows-repeated="8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Gesamtbewertung:</text:p>
          </table:table-cell>
          <table:table-cell/>
          <table:table-cell office:value-type="float" office:value="0.05">
            <text:p>0,05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4">24.01.2025</text:date>, <text:time>16:05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12T13:33:10.47</meta:creation-date>
    <dc:date>2025-01-24T16:05:33.76</dc:date>
    <dc:creator>W. Pahl</dc:creator>
    <meta:editing-duration>PT13H42M11S</meta:editing-duration>
    <meta:editing-cycles>15</meta:editing-cycles>
    <meta:generator>OpenOffice/4.1.15$Win32 OpenOffice.org_project/4115m2$Build-9813</meta:generator>
    <meta:document-statistic meta:table-count="3" meta:cell-count="679" meta:object-count="0"/>
  </office:meta>
</office:document-meta>
</file>